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Times New Roman" fo:font-size="15pt" fo:language="en" fo:country="GB" style:text-underline-style="solid" style:text-underline-width="auto" style:text-underline-color="font-color" fo:font-weight="bold" officeooo:rsid="000bd43f" officeooo:paragraph-rsid="000bd43f" style:font-size-asian="13.1000003814697pt" style:language-asian="zxx" style:country-asian="none" style:font-weight-asian="bold" style:font-size-complex="15pt" style:language-complex="zxx" style:country-complex="none" style:font-weight-complex="bold"/>
    </style:style>
    <style:style style:name="P2" style:family="paragraph" style:parent-style-name="Standard">
      <style:paragraph-properties fo:text-align="start" style:justify-single-word="false"/>
      <style:text-properties fo:color="#000000" style:font-name="Times New Roman" fo:font-size="15pt" fo:language="en" fo:country="GB" style:text-underline-style="solid" style:text-underline-width="auto" style:text-underline-color="font-color" fo:font-weight="bold" officeooo:rsid="001aaf4a" officeooo:paragraph-rsid="000718e4" style:font-size-asian="13.1000003814697pt" style:language-asian="zxx" style:country-asian="none" style:font-weight-asian="bold" style:font-size-complex="15pt" style:language-complex="zxx" style:country-complex="none" style:font-weight-complex="bold"/>
    </style:style>
    <style:style style:name="P3"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0bd43f" officeooo:paragraph-rsid="000bd43f" style:font-size-asian="11pt" style:language-asian="zxx" style:country-asian="none" style:font-weight-asian="normal" style:font-size-complex="11pt" style:language-complex="zxx" style:country-complex="none" style:font-weight-complex="normal"/>
    </style:style>
    <style:style style:name="P4"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0bd43f" officeooo:paragraph-rsid="000eaaff" style:font-size-asian="11pt" style:language-asian="zxx" style:country-asian="none" style:font-weight-asian="normal" style:font-size-complex="11pt" style:language-complex="zxx" style:country-complex="none" style:font-weight-complex="normal"/>
    </style:style>
    <style:style style:name="P5"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0bd43f" officeooo:paragraph-rsid="000fa0f7" style:font-size-asian="11pt" style:language-asian="zxx" style:country-asian="none" style:font-weight-asian="normal" style:font-size-complex="11pt" style:language-complex="zxx" style:country-complex="none" style:font-weight-complex="normal"/>
    </style:style>
    <style:style style:name="P6"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0fa0f7" officeooo:paragraph-rsid="000fa0f7" style:font-size-asian="11pt" style:language-asian="zxx" style:country-asian="none" style:font-weight-asian="normal" style:font-size-complex="11pt" style:language-complex="zxx" style:country-complex="none" style:font-weight-complex="normal"/>
    </style:style>
    <style:style style:name="P7"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0fa0f7" officeooo:paragraph-rsid="000fb04b" style:font-size-asian="11pt" style:language-asian="zxx" style:country-asian="none" style:font-weight-asian="normal" style:font-size-complex="11pt" style:language-complex="zxx" style:country-complex="none" style:font-weight-complex="normal"/>
    </style:style>
    <style:style style:name="P8"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0fa0f7" officeooo:paragraph-rsid="00122520" style:font-size-asian="11pt" style:language-asian="zxx" style:country-asian="none" style:font-weight-asian="normal" style:font-size-complex="11pt" style:language-complex="zxx" style:country-complex="none" style:font-weight-complex="normal"/>
    </style:style>
    <style:style style:name="P9"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0fa0f7" officeooo:paragraph-rsid="0014c707" style:font-size-asian="11pt" style:language-asian="zxx" style:country-asian="none" style:font-weight-asian="normal" style:font-size-complex="11pt" style:language-complex="zxx" style:country-complex="none" style:font-weight-complex="normal"/>
    </style:style>
    <style:style style:name="P10"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0fa0f7" officeooo:paragraph-rsid="00164fb2" style:font-size-asian="11pt" style:language-asian="zxx" style:country-asian="none" style:font-weight-asian="normal" style:font-size-complex="11pt" style:language-complex="zxx" style:country-complex="none" style:font-weight-complex="normal"/>
    </style:style>
    <style:style style:name="P11"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0fa0f7" officeooo:paragraph-rsid="0018315b" style:font-size-asian="11pt" style:language-asian="zxx" style:country-asian="none" style:font-weight-asian="normal" style:font-size-complex="11pt" style:language-complex="zxx" style:country-complex="none" style:font-weight-complex="normal"/>
    </style:style>
    <style:style style:name="P12"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0fa0f7" officeooo:paragraph-rsid="001d4c97" style:font-size-asian="11pt" style:language-asian="zxx" style:country-asian="none" style:font-weight-asian="normal" style:font-size-complex="11pt" style:language-complex="zxx" style:country-complex="none" style:font-weight-complex="normal"/>
    </style:style>
    <style:style style:name="P13"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0fa0f7" officeooo:paragraph-rsid="001d626f" style:font-size-asian="11pt" style:language-asian="zxx" style:country-asian="none" style:font-weight-asian="normal" style:font-size-complex="11pt" style:language-complex="zxx" style:country-complex="none" style:font-weight-complex="normal"/>
    </style:style>
    <style:style style:name="P14"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0fb04b" officeooo:paragraph-rsid="000fb04b" style:font-size-asian="11pt" style:language-asian="zxx" style:country-asian="none" style:font-weight-asian="normal" style:font-size-complex="11pt" style:language-complex="zxx" style:country-complex="none" style:font-weight-complex="normal"/>
    </style:style>
    <style:style style:name="P15"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11d72" officeooo:paragraph-rsid="00111d72" style:font-size-asian="11pt" style:language-asian="zxx" style:country-asian="none" style:font-weight-asian="normal" style:font-size-complex="11pt" style:language-complex="zxx" style:country-complex="none" style:font-weight-complex="normal"/>
    </style:style>
    <style:style style:name="P16"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11d72" officeooo:paragraph-rsid="0014affd" style:font-size-asian="11pt" style:language-asian="zxx" style:country-asian="none" style:font-weight-asian="normal" style:font-size-complex="11pt" style:language-complex="zxx" style:country-complex="none" style:font-weight-complex="normal"/>
    </style:style>
    <style:style style:name="P17"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11d72" officeooo:paragraph-rsid="00190892" style:font-size-asian="11pt" style:language-asian="zxx" style:country-asian="none" style:font-weight-asian="normal" style:font-size-complex="11pt" style:language-complex="zxx" style:country-complex="none" style:font-weight-complex="normal"/>
    </style:style>
    <style:style style:name="P18"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11d72" officeooo:paragraph-rsid="001984a4" style:font-size-asian="11pt" style:language-asian="zxx" style:country-asian="none" style:font-weight-asian="normal" style:font-size-complex="11pt" style:language-complex="zxx" style:country-complex="none" style:font-weight-complex="normal"/>
    </style:style>
    <style:style style:name="P19"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90892" officeooo:paragraph-rsid="00190892" style:font-size-asian="11pt" style:language-asian="zxx" style:country-asian="none" style:font-weight-asian="normal" style:font-size-complex="11pt" style:language-complex="zxx" style:country-complex="none" style:font-weight-complex="normal"/>
    </style:style>
    <style:style style:name="P20"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984a4" officeooo:paragraph-rsid="001984a4" style:font-size-asian="11pt" style:language-asian="zxx" style:country-asian="none" style:font-weight-asian="normal" style:font-size-complex="11pt" style:language-complex="zxx" style:country-complex="none" style:font-weight-complex="normal"/>
    </style:style>
    <style:style style:name="P21"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0fb04b" officeooo:paragraph-rsid="000fb04b" style:font-size-asian="9.60000038146973pt" style:language-asian="zxx" style:country-asian="none" style:font-weight-asian="normal" style:font-size-complex="11pt" style:language-complex="zxx" style:country-complex="none" style:font-weight-complex="normal"/>
    </style:style>
    <style:style style:name="P22"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22520" officeooo:paragraph-rsid="00122520" style:font-size-asian="9.60000038146973pt" style:language-asian="zxx" style:country-asian="none" style:font-weight-asian="normal" style:font-size-complex="11pt" style:language-complex="zxx" style:country-complex="none" style:font-weight-complex="normal"/>
    </style:style>
    <style:style style:name="P23"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bold" officeooo:rsid="0014affd" officeooo:paragraph-rsid="0014affd" style:font-size-asian="11pt" style:language-asian="zxx" style:country-asian="none" style:font-weight-asian="bold" style:font-size-complex="11pt" style:language-complex="zxx" style:country-complex="none" style:font-weight-complex="bold"/>
    </style:style>
    <style:style style:name="P24"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bold" officeooo:rsid="001984a4" officeooo:paragraph-rsid="001984a4" style:font-size-asian="11pt" style:language-asian="zxx" style:country-asian="none" style:font-weight-asian="bold" style:font-size-complex="11pt" style:language-complex="zxx" style:country-complex="none" style:font-weight-complex="bold"/>
    </style:style>
    <style:style style:name="P25" style:family="paragraph" style:parent-style-name="Standard">
      <style:paragraph-properties fo:text-align="start" style:justify-single-word="false"/>
      <style:text-properties fo:color="#000000" style:font-name="Times New Roman" fo:font-size="11pt" fo:font-weight="normal" officeooo:paragraph-rsid="001984a4"/>
    </style:style>
    <style:style style:name="P26"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bold" officeooo:rsid="000fb04b" officeooo:paragraph-rsid="000fb04b" style:font-size-asian="10.5pt" style:language-asian="zxx" style:country-asian="none" style:font-weight-asian="bold" style:font-size-complex="12pt" style:language-complex="zxx" style:country-complex="none" style:font-weight-complex="bold"/>
    </style:style>
    <style:style style:name="P27"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bold" officeooo:rsid="000fb04b" officeooo:paragraph-rsid="00122520" style:font-size-asian="10.5pt" style:language-asian="zxx" style:country-asian="none" style:font-weight-asian="bold" style:font-size-complex="12pt" style:language-complex="zxx" style:country-complex="none" style:font-weight-complex="bold"/>
    </style:style>
    <style:style style:name="P28"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bold" officeooo:rsid="000fb04b" officeooo:paragraph-rsid="0014c707" style:font-size-asian="10.5pt" style:language-asian="zxx" style:country-asian="none" style:font-weight-asian="bold" style:font-size-complex="12pt" style:language-complex="zxx" style:country-complex="none" style:font-weight-complex="bold"/>
    </style:style>
    <style:style style:name="P29"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bold" officeooo:rsid="000fb04b" officeooo:paragraph-rsid="001aaef5" style:font-size-asian="10.5pt" style:language-asian="zxx" style:country-asian="none" style:font-weight-asian="bold" style:font-size-complex="12pt" style:language-complex="zxx" style:country-complex="none" style:font-weight-complex="bold"/>
    </style:style>
    <style:style style:name="P30" style:family="paragraph" style:parent-style-name="Standard">
      <style:paragraph-properties fo:text-align="start" style:justify-single-word="false"/>
      <style:text-properties fo:color="#000000" style:text-line-through-style="none" style:text-line-through-type="none" style:font-name="Times New Roman" fo:font-size="11pt" fo:language="en" fo:country="GB" style:text-underline-style="none" fo:font-weight="normal" officeooo:rsid="00111d72" officeooo:paragraph-rsid="001aa3fe" style:font-size-asian="11pt" style:language-asian="zxx" style:country-asian="none" style:font-weight-asian="normal" style:font-size-complex="11pt" style:language-complex="zxx" style:country-complex="none" style:font-weight-complex="normal"/>
    </style:style>
    <style:style style:name="P31"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solid" style:text-underline-width="auto" style:text-underline-color="font-color" fo:font-weight="bold" officeooo:rsid="000bd43f" officeooo:paragraph-rsid="000fb04b" style:font-size-asian="11pt" style:language-asian="zxx" style:country-asian="none" style:font-weight-asian="bold" style:font-size-complex="11pt" style:language-complex="zxx" style:country-complex="none" style:font-weight-complex="bold"/>
    </style:style>
    <style:style style:name="P32"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0bd43f" officeooo:paragraph-rsid="000fa0f7" style:font-size-asian="11pt" style:language-asian="zxx" style:country-asian="none" style:font-weight-asian="normal" style:font-size-complex="11pt" style:language-complex="zxx" style:country-complex="none" style:font-weight-complex="normal"/>
    </style:style>
    <style:style style:name="P33"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122520" officeooo:paragraph-rsid="00122520" style:font-size-asian="11pt" style:language-asian="zxx" style:country-asian="none" style:font-weight-asian="normal" style:font-size-complex="11pt" style:language-complex="zxx" style:country-complex="none" style:font-weight-complex="normal"/>
    </style:style>
    <style:style style:name="P34"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122520" officeooo:paragraph-rsid="0014c707" style:font-size-asian="11pt" style:language-asian="zxx" style:country-asian="none" style:font-weight-asian="normal" style:font-size-complex="11pt" style:language-complex="zxx" style:country-complex="none" style:font-weight-complex="normal"/>
    </style:style>
    <style:style style:name="P35"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164fb2" officeooo:paragraph-rsid="00164fb2" style:font-size-asian="11pt" style:language-asian="zxx" style:country-asian="none" style:font-weight-asian="normal" style:font-size-complex="11pt" style:language-complex="zxx" style:country-complex="none" style:font-weight-complex="normal"/>
    </style:style>
    <style:style style:name="P36"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164fb2" officeooo:paragraph-rsid="001aaef5" style:font-size-asian="11pt" style:language-asian="zxx" style:country-asian="none" style:font-weight-asian="normal" style:font-size-complex="11pt" style:language-complex="zxx" style:country-complex="none" style:font-weight-complex="normal"/>
    </style:style>
    <style:style style:name="P37" style:family="paragraph" style:parent-style-name="Standard">
      <style:paragraph-properties fo:text-align="start" style:justify-single-word="false"/>
      <style:text-properties fo:font-variant="normal" fo:text-transform="none" fo:color="#202122" style:font-name="Times New Roman" fo:font-size="12pt" fo:letter-spacing="normal" fo:language="en" fo:country="GB" style:text-underline-style="solid" style:text-underline-width="auto" style:text-underline-color="font-color" fo:font-weight="bold" officeooo:rsid="00122520" officeooo:paragraph-rsid="0014c707" style:font-size-asian="10.5pt" style:language-asian="zxx" style:country-asian="none" style:font-weight-asian="bold" style:font-size-complex="12pt" style:language-complex="zxx" style:country-complex="none" style:font-weight-complex="bold"/>
    </style:style>
    <style:style style:name="P38" style:family="paragraph" style:parent-style-name="Standard">
      <style:paragraph-properties fo:text-align="start" style:justify-single-word="false"/>
      <style:text-properties fo:font-variant="normal" fo:text-transform="none" fo:color="#202122" style:font-name="Times New Roman" fo:font-size="12pt" fo:letter-spacing="normal" fo:language="en" fo:country="GB" style:text-underline-style="solid" style:text-underline-width="auto" style:text-underline-color="font-color" fo:font-weight="bold" officeooo:rsid="00164fb2" officeooo:paragraph-rsid="001aaef5" style:font-size-asian="10.5pt" style:language-asian="zxx" style:country-asian="none" style:font-weight-asian="bold" style:font-size-complex="12pt" style:language-complex="zxx" style:country-complex="none" style:font-weight-complex="bold"/>
    </style:style>
    <style:style style:name="P39" style:family="paragraph" style:parent-style-name="Standard">
      <style:paragraph-properties fo:text-align="start" style:justify-single-word="false"/>
      <style:text-properties fo:font-variant="normal" fo:text-transform="none" fo:color="#202122" style:text-line-through-style="none" style:text-line-through-type="none" style:font-name="Times New Roman" fo:font-size="12pt" fo:letter-spacing="normal" fo:language="en" fo:country="GB" style:text-underline-style="solid" style:text-underline-width="auto" style:text-underline-color="font-color" fo:font-weight="bold" officeooo:rsid="00164fb2" officeooo:paragraph-rsid="001f72e7" style:font-size-asian="10.5pt" style:language-asian="zxx" style:country-asian="none" style:font-weight-asian="bold" style:font-size-complex="12pt" style:language-complex="zxx" style:country-complex="none" style:font-weight-complex="bold"/>
    </style:style>
    <style:style style:name="P40"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1pt" fo:letter-spacing="normal" fo:language="en" fo:country="GB" style:text-underline-style="none" fo:font-weight="normal" officeooo:rsid="000fa0f7" officeooo:paragraph-rsid="0020d5cf" style:font-size-asian="11pt" style:language-asian="zxx" style:country-asian="none" style:font-weight-asian="normal" style:font-size-complex="11pt" style:language-complex="zxx" style:country-complex="none" style:font-weight-complex="normal"/>
    </style:style>
    <style:style style:name="P41" style:family="paragraph" style:parent-style-name="Standard">
      <style:paragraph-properties fo:text-align="start" style:justify-single-word="false"/>
      <style:text-properties fo:color="#dcdcdc" style:text-line-through-style="none" style:text-line-through-type="none" style:font-name="Consolas" fo:font-size="10.5pt" fo:language="en" fo:country="GB" style:text-underline-style="none" fo:font-weight="normal" officeooo:rsid="001984a4" officeooo:paragraph-rsid="001984a4" fo:background-color="#1e1e1e" style:font-size-asian="11pt" style:language-asian="zxx" style:country-asian="none" style:font-weight-asian="normal" style:font-size-complex="11pt" style:language-complex="zxx" style:country-complex="none" style:font-weight-complex="normal"/>
    </style:style>
    <style:style style:name="P42" style:family="paragraph" style:parent-style-name="Standard">
      <style:paragraph-properties fo:text-align="start" style:justify-single-word="false"/>
      <style:text-properties fo:color="#dcdcdc" style:font-name="Times New Roman" fo:font-size="11pt" fo:language="en" fo:country="GB" style:text-underline-style="none" fo:font-weight="normal" officeooo:rsid="000fa0f7" officeooo:paragraph-rsid="000fb04b" style:font-size-asian="11pt" style:language-asian="zxx" style:country-asian="none" style:font-weight-asian="normal" style:font-size-complex="11pt" style:language-complex="zxx" style:country-complex="none" style:font-weight-complex="normal"/>
    </style:style>
    <style:style style:name="P43" style:family="paragraph" style:parent-style-name="Standard">
      <style:paragraph-properties fo:text-align="start" style:justify-single-word="false"/>
      <style:text-properties fo:color="#000000" style:text-line-through-style="none" style:text-line-through-type="none" style:font-name="Times New Roman" fo:font-size="11pt" fo:language="en" fo:country="GB" style:text-underline-style="none" fo:font-weight="normal" officeooo:rsid="001984a4" officeooo:paragraph-rsid="001984a4" fo:background-color="transparent" style:font-size-asian="11pt" style:language-asian="zxx" style:country-asian="none" style:font-weight-asian="normal" style:font-size-complex="11pt" style:language-complex="zxx" style:country-complex="none" style:font-weight-complex="normal"/>
    </style:style>
    <style:style style:name="P44" style:family="paragraph" style:parent-style-name="Standard">
      <style:paragraph-properties fo:text-align="start" style:justify-single-word="false"/>
      <style:text-properties fo:color="#000000" style:text-line-through-style="none" style:text-line-through-type="none" style:font-name="Times New Roman" fo:font-size="11pt" fo:language="en" fo:country="GB" style:text-underline-style="none" fo:font-weight="normal" officeooo:rsid="000fa0f7" officeooo:paragraph-rsid="001d77c6" style:font-size-asian="11pt" style:language-asian="zxx" style:country-asian="none" style:font-weight-asian="normal" style:font-size-complex="11pt" style:language-complex="zxx" style:country-complex="none" style:font-weight-complex="normal"/>
    </style:style>
    <style:style style:name="P45" style:family="paragraph" style:parent-style-name="Standard">
      <style:paragraph-properties fo:text-align="start" style:justify-single-word="false"/>
      <style:text-properties fo:color="#000000" style:text-line-through-style="none" style:text-line-through-type="none" style:font-name="Times New Roman" fo:font-size="11pt" fo:language="en" fo:country="GB" style:text-underline-style="none" fo:font-weight="normal" officeooo:rsid="001f72e7" officeooo:paragraph-rsid="001f72e7" style:font-size-asian="11pt" style:language-asian="zxx" style:country-asian="none" style:font-weight-asian="normal" style:font-size-complex="11pt" style:language-complex="zxx" style:country-complex="none" style:font-weight-complex="normal"/>
    </style:style>
    <style:style style:name="P46" style:family="paragraph" style:parent-style-name="Standard">
      <style:paragraph-properties fo:text-align="start" style:justify-single-word="false"/>
      <style:text-properties fo:color="#000000" style:text-line-through-style="none" style:text-line-through-type="none" style:font-name="Times New Roman" fo:font-size="12pt" fo:language="en" fo:country="GB" style:text-underline-style="solid" style:text-underline-width="auto" style:text-underline-color="font-color" fo:font-weight="bold" officeooo:rsid="000fb04b" officeooo:paragraph-rsid="001f72e7" style:font-size-asian="10.5pt" style:language-asian="zxx" style:country-asian="none" style:font-weight-asian="bold" style:font-size-complex="12pt" style:language-complex="zxx" style:country-complex="none" style:font-weight-complex="bold"/>
    </style:style>
    <style:style style:name="P47"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bold" officeooo:rsid="000fb04b" officeooo:paragraph-rsid="001aaef5" style:font-size-asian="10.5pt" style:language-asian="zxx" style:country-asian="none" style:font-weight-asian="bold" style:font-size-complex="12pt" style:language-complex="zxx" style:country-complex="none" style:font-weight-complex="bold"/>
    </style:style>
    <style:style style:name="P48"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11d72" officeooo:paragraph-rsid="001984a4" style:font-size-asian="11pt" style:language-asian="zxx" style:country-asian="none" style:font-weight-asian="normal" style:font-size-complex="11pt" style:language-complex="zxx" style:country-complex="none" style:font-weight-complex="normal"/>
    </style:style>
    <style:style style:name="T1" style:family="text">
      <style:text-properties fo:font-variant="normal" fo:text-transform="none" fo:color="#202122" fo:letter-spacing="normal"/>
    </style:style>
    <style:style style:name="T2" style:family="text">
      <style:text-properties fo:font-variant="normal" fo:text-transform="none" fo:color="#202122" fo:letter-spacing="normal" officeooo:rsid="000bd43f"/>
    </style:style>
    <style:style style:name="T3" style:family="text">
      <style:text-properties fo:font-variant="normal" fo:text-transform="none" fo:color="#202122" fo:letter-spacing="normal" officeooo:rsid="000e656d"/>
    </style:style>
    <style:style style:name="T4" style:family="text">
      <style:text-properties fo:font-variant="normal" fo:text-transform="none" fo:color="#202122" fo:letter-spacing="normal" officeooo:rsid="000fb04b"/>
    </style:style>
    <style:style style:name="T5" style:family="text">
      <style:text-properties fo:font-variant="normal" fo:text-transform="none" fo:color="#202122" fo:letter-spacing="normal" officeooo:rsid="00122520"/>
    </style:style>
    <style:style style:name="T6" style:family="text">
      <style:text-properties fo:font-variant="normal" fo:text-transform="none" fo:color="#202122" fo:letter-spacing="normal" officeooo:rsid="0014c707"/>
    </style:style>
    <style:style style:name="T7" style:family="text">
      <style:text-properties fo:font-variant="normal" fo:text-transform="none" fo:color="#202122" fo:letter-spacing="normal" officeooo:rsid="00164fb2"/>
    </style:style>
    <style:style style:name="T8" style:family="text">
      <style:text-properties fo:font-variant="normal" fo:text-transform="none" fo:color="#202122" fo:letter-spacing="normal" officeooo:rsid="0018315b"/>
    </style:style>
    <style:style style:name="T9" style:family="text">
      <style:text-properties fo:font-variant="normal" fo:text-transform="none" fo:color="#202122" fo:letter-spacing="normal" officeooo:rsid="001aaef5"/>
    </style:style>
    <style:style style:name="T10" style:family="text">
      <style:text-properties fo:font-variant="normal" fo:text-transform="none" fo:color="#202122" fo:letter-spacing="normal" officeooo:rsid="001d4c97"/>
    </style:style>
    <style:style style:name="T11" style:family="text">
      <style:text-properties fo:font-variant="normal" fo:text-transform="none" fo:color="#202122" fo:letter-spacing="normal" officeooo:rsid="001d626f"/>
    </style:style>
    <style:style style:name="T12" style:family="text">
      <style:text-properties fo:font-variant="normal" fo:text-transform="none" fo:color="#202122" fo:letter-spacing="normal" officeooo:rsid="001d77c6"/>
    </style:style>
    <style:style style:name="T13" style:family="text">
      <style:text-properties fo:font-variant="normal" fo:text-transform="none" fo:color="#202122" fo:letter-spacing="normal" officeooo:rsid="001f72e7"/>
    </style:style>
    <style:style style:name="T14" style:family="text">
      <style:text-properties fo:font-variant="normal" fo:text-transform="none" style:text-line-through-style="none" style:text-line-through-type="none" fo:letter-spacing="normal" officeooo:rsid="001984a4"/>
    </style:style>
    <style:style style:name="T15" style:family="text">
      <style:text-properties fo:font-variant="normal" fo:text-transform="none" style:text-line-through-style="none" style:text-line-through-type="none" fo:letter-spacing="normal" officeooo:rsid="001d626f"/>
    </style:style>
    <style:style style:name="T16" style:family="text">
      <style:text-properties officeooo:rsid="000e656d"/>
    </style:style>
    <style:style style:name="T17" style:family="text">
      <style:text-properties officeooo:rsid="000fb04b"/>
    </style:style>
    <style:style style:name="T18" style:family="text">
      <style:text-properties officeooo:rsid="00122520"/>
    </style:style>
    <style:style style:name="T19" style:family="text">
      <style:text-properties officeooo:rsid="0014affd"/>
    </style:style>
    <style:style style:name="T20" style:family="text">
      <style:text-properties officeooo:rsid="00190892"/>
    </style:style>
    <style:style style:name="T21" style:family="text">
      <style:text-properties officeooo:rsid="001984a4"/>
    </style:style>
    <style:style style:name="T22" style:family="text">
      <style:text-properties style:text-line-through-style="none" style:text-line-through-type="none"/>
    </style:style>
    <style:style style:name="T23" style:family="text">
      <style:text-properties style:text-line-through-style="none" style:text-line-through-type="none" fo:language="en" fo:country="GB" style:text-underline-style="none" officeooo:rsid="00111d72" style:font-size-asian="11pt" style:language-asian="zxx" style:country-asian="none" style:font-weight-asian="normal" style:font-size-complex="11pt" style:language-complex="zxx" style:country-complex="none" style:font-weight-complex="normal"/>
    </style:style>
    <style:style style:name="T24" style:family="text">
      <style:text-properties style:text-line-through-style="none" style:text-line-through-type="none" fo:language="en" fo:country="GB" style:text-underline-style="none" officeooo:rsid="001984a4" style:font-size-asian="11pt" style:language-asian="zxx" style:country-asian="none" style:font-weight-asian="normal" style:font-size-complex="11pt" style:language-complex="zxx" style:country-complex="none" style:font-weight-complex="normal"/>
    </style:style>
    <style:style style:name="T25" style:family="text">
      <style:text-properties fo:font-size="15pt" style:text-underline-style="solid" style:text-underline-width="auto" style:text-underline-color="font-color" fo:font-weight="bold" officeooo:rsid="001aaf4a" style:font-size-asian="13.1000003814697pt" style:font-weight-asian="bold" style:font-size-complex="15pt" style:font-weight-complex="bold"/>
    </style:style>
    <style:style style:name="T26" style:family="text">
      <style:text-properties fo:color="#202122" officeooo:rsid="000bd43f"/>
    </style:style>
    <style:style style:name="T27" style:family="text">
      <style:text-properties fo:color="#202122" officeooo:rsid="000e656d"/>
    </style:style>
    <style:style style:name="T28" style:family="text">
      <style:text-properties fo:color="#202122" officeooo:rsid="001d4c97"/>
    </style:style>
    <style:style style:name="T29" style:family="text">
      <style:text-properties fo:color="#202122" officeooo:rsid="0020d5c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ditional Statements:</text:p>
      <text:p text:style-name="P3"/>
      <text:p text:style-name="P4"><text:span text:style-name="T1">–</text:span><text:span text:style-name="T16"> Conditional statements specify whether another statement or block of statements should be executed or not. These are often called “selection constructs”. The two primary types are 'if-then-else' constructs and 'switch-case' constructs.</text:span></text:p>
      <text:p text:style-name="P4"/>
      <text:p text:style-name="P4"><text:span text:style-name="T1">–</text:span><text:span text:style-name="T16"> The conditions tested are specified using comparison operators. These operators cause the immediate statement in which they are contained to return a Boolean value of either true or false.</text:span></text:p>
      <text:p text:style-name="P4"/>
      <text:p text:style-name="P31">if Conditional Statements:</text:p>
      <text:p text:style-name="P32"/>
      <text:p text:style-name="P7"><text:span text:style-name="T2">–</text:span><text:span text:style-name="T16"> </text:span>The 'if' statement is used when a statement or group of statements are to be executed if a condition is true. The condition will be checked, and if the condition is true, then the certain operation will be executed, and if the condition is false, then nothing will happen. <text:span text:style-name="T17">It is a good practice to compare only the same types of data.</text:span></text:p>
      <text:p text:style-name="P6"/>
      <text:p text:style-name="P7"><text:span text:style-name="T2">–</text:span><text:span text:style-name="T16"> The 'if-else' statement is used when commands need to be executed even when the condition is false.</text:span></text:p>
      <text:p text:style-name="P7"/>
      <text:p text:style-name="P15">– The 'if-else if' statement is used when multiple conditions need to be checked, and certain operations are related to every condition being true. It will step by step check all conditions until one is true, and then the statements under that condition will be executed, and rest will be ignored.</text:p>
      <text:p text:style-name="P15"/>
      <text:p text:style-name="P23">Switch Statements:</text:p>
      <text:p text:style-name="P23"/>
      <text:p text:style-name="P16">– <text:span text:style-name="T19">The 'switch' clause tests an input variable for equality with any number of cases and then executes the corresponding code.</text:span></text:p>
      <text:p text:style-name="P5"/>
      <text:p text:style-name="P16">– <text:span text:style-name="T19">The 'switch' case construct only uses int, short values, and character constants or character literals.</text:span></text:p>
      <text:p text:style-name="P16"/>
      <text:p text:style-name="P17">– <text:span text:style-name="T20">The same statement can sometimes be executed in multiple conditions:</text:span></text:p>
      <text:p text:style-name="P17"/>
      <text:p text:style-name="P19">class switch_statement {</text:p>
      <text:p text:style-name="P19"><text:s text:c="4"/>public static void main(String[] args) {</text:p>
      <text:p text:style-name="P19"><text:s text:c="8"/>int x = 2;</text:p>
      <text:p text:style-name="P19"><text:s text:c="8"/>int temp;</text:p>
      <text:p text:style-name="P19"><text:s text:c="8"/>switch (x) {</text:p>
      <text:p text:style-name="P19"/>
      <text:p text:style-name="P19"><text:s text:c="12"/>case 1:</text:p>
      <text:p text:style-name="P19"><text:s text:c="12"/>case 2:</text:p>
      <text:p text:style-name="P19"><text:s text:c="12"/>case 3:</text:p>
      <text:p text:style-name="P19"><text:s text:c="16"/>temp = 0;</text:p>
      <text:p text:style-name="P19"><text:s text:c="16"/>break;</text:p>
      <text:p text:style-name="P19"><text:s text:c="12"/>case 4:</text:p>
      <text:p text:style-name="P19"><text:s text:c="16"/>temp = 4;</text:p>
      <text:p text:style-name="P19"><text:s text:c="16"/>break;</text:p>
      <text:p text:style-name="P19"><text:s text:c="12"/>default:</text:p>
      <text:p text:style-name="P19"><text:s text:c="16"/>temp = 5;</text:p>
      <text:p text:style-name="P19"><text:s text:c="16"/>break;</text:p>
      <text:p text:style-name="P19"><text:s text:c="8"/>}</text:p>
      <text:p text:style-name="P19"><text:s text:c="8"/>System.out.println("Value of temp: " + temp);</text:p>
      <text:p text:style-name="P19"><text:s text:c="4"/>}</text:p>
      <text:p text:style-name="P19">}</text:p>
      <text:p text:style-name="P20"/>
      <text:p text:style-name="P24">Conditional Expressions:</text:p>
      <text:p text:style-name="P24"/>
      <text:p text:style-name="P25"><text:span text:style-name="T23">– </text:span><text:span text:style-name="T24">A conditional expression is a concise way to write the equivalent of an if-else statement. Syntax:</text:span></text:p>
      <text:p text:style-name="P41"/>
      <text:p text:style-name="P43">( condition ) ? expressionIfTrue : expressionIfFalse; </text:p>
      <text:p text:style-name="P30"><text:soft-page-break/>– <text:span text:style-name="T21">The condition is evaluated to see if it is true.</text:span></text:p>
      <text:p text:style-name="P30"/>
      <text:p text:style-name="P30">– <text:span text:style-name="T21">If the result is true, then only the expressionIfTrue is evaluated (the code between the '?' and ':').</text:span></text:p>
      <text:p text:style-name="P30"/>
      <text:p text:style-name="P30">– <text:span text:style-name="T21">If the condition evaluates to false, then the resulting value is given by the evaluation of the expressionIfFalse branch of the conditional expression (the code between the ':' and ';').</text:span></text:p>
      <text:p text:style-name="P18"><text:span text:style-name="T25"/></text:p>
      <text:p text:style-name="P18"><text:span text:style-name="T25">Code Examples:</text:span></text:p>
      <text:p text:style-name="P2"/>
      <text:p text:style-name="P26">If Statement Code:</text:p>
      <text:p text:style-name="P26"/>
      <text:p text:style-name="P21">class conditional {</text:p>
      <text:p text:style-name="P21"><text:s/>public static void main(String[] args) {</text:p>
      <text:p text:style-name="P21"><text:s text:c="2"/>int x = 10;</text:p>
      <text:p text:style-name="P21"/>
      <text:p text:style-name="P21"><text:s text:c="2"/>if (x &gt; 4) {</text:p>
      <text:p text:style-name="P21"><text:s text:c="3"/>System.out.println("x is greater than 4");</text:p>
      <text:p text:style-name="P21"><text:s text:c="2"/>}</text:p>
      <text:p text:style-name="P21"><text:s/>}</text:p>
      <text:p text:style-name="P21">}</text:p>
      <text:p text:style-name="P26"/>
      <text:p text:style-name="P26">Explanation:</text:p>
      <text:p text:style-name="P26"/>
      <text:p text:style-name="P7"><text:span text:style-name="T2">–</text:span><text:span text:style-name="T3"> </text:span><text:span text:style-name="T4">Line #3 defines the variable 'x' as 10.</text:span></text:p>
      <text:p text:style-name="P7"><text:span text:style-name="T2">–</text:span><text:span text:style-name="T16"> Line #5 checks if the variable 'x' is larger than 4.</text:span></text:p>
      <text:p text:style-name="P7"><text:span text:style-name="T2">–</text:span><text:span text:style-name="T16"> Line #6 prints “x is greater than 4” as the if statement has triggered.</text:span></text:p>
      <text:p text:style-name="P7"/>
      <text:p text:style-name="P26">If-else Statement Code:</text:p>
      <text:p text:style-name="P26"/>
      <text:p text:style-name="P14">class conditional {</text:p>
      <text:p text:style-name="P14"><text:s text:c="4"/>public static void main(String[] args) {</text:p>
      <text:p text:style-name="P14"><text:s text:c="8"/>int x = 1;</text:p>
      <text:p text:style-name="P14"><text:s text:c="8"/></text:p>
      <text:p text:style-name="P14"><text:s text:c="8"/>if (x &gt; 4) {</text:p>
      <text:p text:style-name="P14"><text:s text:c="12"/>System.out.println("x is greater than 4");</text:p>
      <text:p text:style-name="P14"><text:s text:c="8"/>} </text:p>
      <text:p text:style-name="P14"><text:s text:c="8"/>else {</text:p>
      <text:p text:style-name="P14"><text:s text:c="12"/>System.out.println("x is less than 4");</text:p>
      <text:p text:style-name="P14"><text:s text:c="8"/>}</text:p>
      <text:p text:style-name="P14"><text:s text:c="4"/>}</text:p>
      <text:p text:style-name="P14">}</text:p>
      <text:p text:style-name="P7"/>
      <text:p text:style-name="P26">Explanation:</text:p>
      <text:p text:style-name="P26"/>
      <text:p text:style-name="P7"><text:span text:style-name="T2">–</text:span><text:span text:style-name="T16"> Line #3 defines the variable 'x' as 1.</text:span></text:p>
      <text:p text:style-name="P7"><text:span text:style-name="T2">–</text:span><text:span text:style-name="T16"> Line #5 checks if the variable 'x' is larger than 4.</text:span></text:p>
      <text:p text:style-name="P7"><text:span text:style-name="T2">– </text:span><text:span text:style-name="T4">If the condition is met, Line #6 prints that “x is greater than 4”.</text:span></text:p>
      <text:p text:style-name="P7"><text:span text:style-name="T2">– </text:span><text:span text:style-name="T4">Line #8 checks if the condition has been met. If not, it prints that “x is less than 4”.</text:span></text:p>
      <text:p text:style-name="P42"/>
      <text:p text:style-name="P27">If-<text:span text:style-name="T18">else If</text:span> Statement Code:</text:p>
      <text:p text:style-name="P27"/>
      <text:p text:style-name="P22">class conditional {</text:p>
      <text:p text:style-name="P22"><text:s text:c="4"/>public static void main(String[] args) {</text:p>
      <text:p text:style-name="P22"><text:s text:c="8"/>int x = 4;</text:p>
      <text:p text:style-name="P22"/>
      <text:p text:style-name="P22"><text:soft-page-break/><text:s text:c="8"/>if (x &gt; 4) {</text:p>
      <text:p text:style-name="P22"><text:s text:c="12"/>System.out.println("x is greater than 4");</text:p>
      <text:p text:style-name="P22"><text:s text:c="8"/>}</text:p>
      <text:p text:style-name="P22"><text:s text:c="8"/>else if (x == 4) {</text:p>
      <text:p text:style-name="P22"><text:s text:c="12"/>System.out.println("x is equal to 4");</text:p>
      <text:p text:style-name="P22"><text:s text:c="8"/>} </text:p>
      <text:p text:style-name="P22"><text:s text:c="8"/>else {</text:p>
      <text:p text:style-name="P22"><text:s text:c="12"/>System.out.println("x is less than 4");</text:p>
      <text:p text:style-name="P22"><text:s text:c="8"/>}</text:p>
      <text:p text:style-name="P22"><text:s text:c="4"/>}</text:p>
      <text:p text:style-name="P22">}</text:p>
      <text:p text:style-name="P27"/>
      <text:p text:style-name="P27">Explanation:</text:p>
      <text:p text:style-name="P27"/>
      <text:p text:style-name="P8"><text:span text:style-name="T2">–</text:span><text:span text:style-name="T16"> Line #3 defines the variable 'x' as 4.</text:span></text:p>
      <text:p text:style-name="P8"><text:span text:style-name="T2">–</text:span><text:span text:style-name="T16"> Line #5 checks if the variable 'x' is larger than 4.</text:span></text:p>
      <text:p text:style-name="P8"><text:span text:style-name="T2">– </text:span><text:span text:style-name="T4">If the condition is met, Line #6 prints that “x is greater than 4”.</text:span></text:p>
      <text:p text:style-name="P8"><text:span text:style-name="T2">– </text:span><text:span text:style-name="T4">If the condition is </text:span><text:span text:style-name="T5">not </text:span><text:span text:style-name="T4">met, Line #</text:span><text:span text:style-name="T5">8</text:span><text:span text:style-name="T4"> </text:span><text:span text:style-name="T5">checks if the variable 'x' is equal to 4</text:span><text:span text:style-name="T4">.</text:span></text:p>
      <text:p text:style-name="P8"><text:span text:style-name="T2">– </text:span><text:span text:style-name="T4">If the condition is met, Line #</text:span><text:span text:style-name="T5">9</text:span><text:span text:style-name="T4"> prints that “x is </text:span><text:span text:style-name="T5">equal</text:span><text:span text:style-name="T4"> than 4”.</text:span></text:p>
      <text:p text:style-name="P8"><text:span text:style-name="T2">– </text:span><text:span text:style-name="T4">Line #</text:span><text:span text:style-name="T5">11</text:span><text:span text:style-name="T4"> checks if </text:span><text:span text:style-name="T5">either the 'if' or 'else if'</text:span><text:span text:style-name="T4"> condition</text:span><text:span text:style-name="T5">s</text:span><text:span text:style-name="T4"> ha</text:span><text:span text:style-name="T5">ve</text:span><text:span text:style-name="T4"> been met.</text:span></text:p>
      <text:p text:style-name="P8"><text:span text:style-name="T2">– </text:span><text:span text:style-name="T5">If the neither of conditions have been met, then Line #12 prints that “x is less than 4”.</text:span></text:p>
      <text:p text:style-name="P33"/>
      <text:p text:style-name="P28"><text:span text:style-name="T6">Switch-case </text:span><text:span text:style-name="T5">Code:</text:span></text:p>
      <text:p text:style-name="P34"/>
      <text:p text:style-name="P34">class switch_statement {</text:p>
      <text:p text:style-name="P34"><text:s text:c="4"/>public static void main(String[] args) {</text:p>
      <text:p text:style-name="P34"><text:s text:c="8"/>int x = 2;</text:p>
      <text:p text:style-name="P34"><text:s text:c="8"/>int temp;</text:p>
      <text:p text:style-name="P34"/>
      <text:p text:style-name="P34"><text:s text:c="8"/>switch (x) {</text:p>
      <text:p text:style-name="P34"><text:s text:c="12"/>case 1:</text:p>
      <text:p text:style-name="P34"><text:s text:c="16"/>temp = 1;</text:p>
      <text:p text:style-name="P34"><text:s text:c="16"/>break;</text:p>
      <text:p text:style-name="P34"><text:s text:c="12"/>case 2:</text:p>
      <text:p text:style-name="P34"><text:s text:c="16"/>temp = 2;</text:p>
      <text:p text:style-name="P34"><text:s text:c="16"/>break;</text:p>
      <text:p text:style-name="P34"><text:s text:c="12"/>default:</text:p>
      <text:p text:style-name="P34"><text:s text:c="16"/>temp = 3;</text:p>
      <text:p text:style-name="P34"><text:s text:c="16"/>break;</text:p>
      <text:p text:style-name="P34"><text:s text:c="8"/>}</text:p>
      <text:p text:style-name="P34"><text:s text:c="8"/>System.out.println("Value of temp: " + temp);</text:p>
      <text:p text:style-name="P34"><text:s text:c="4"/>}</text:p>
      <text:p text:style-name="P34">}</text:p>
      <text:p text:style-name="P34"/>
      <text:p text:style-name="P37">Explanation:</text:p>
      <text:p text:style-name="P37"/>
      <text:p text:style-name="P9"><text:span text:style-name="T2">–</text:span><text:span text:style-name="T3"> Line #3 defines the variable 'x' as </text:span><text:span text:style-name="T6">2</text:span><text:span text:style-name="T3">.</text:span></text:p>
      <text:p text:style-name="P9"><text:span text:style-name="T2">–</text:span><text:span text:style-name="T3"> Line #</text:span><text:span text:style-name="T6">4</text:span><text:span text:style-name="T3"> defines the variable '</text:span><text:span text:style-name="T6">temp</text:span><text:span text:style-name="T3">'.</text:span></text:p>
      <text:p text:style-name="P10"><text:span text:style-name="T2">–</text:span><text:span text:style-name="T3"> Line #</text:span><text:span text:style-name="T7">6</text:span><text:span text:style-name="T3"> </text:span><text:span text:style-name="T7">will take the value of 'x' in its input and then compare this value with each case value. If the value of 'x' matches the value of the case, then the statements under this case will be executed.</text:span></text:p>
      <text:p text:style-name="P10"><text:span text:style-name="T2">–</text:span><text:span text:style-name="T3"> Line #</text:span><text:span text:style-name="T7">7 checks the value of 'x'. It is not equal to one, so therefore the statement is not executed.</text:span></text:p>
      <text:p text:style-name="P10"><text:span text:style-name="T2">–</text:span><text:span text:style-name="T3"> Line #</text:span><text:span text:style-name="T7">10 checks the value of 'x'. It is equal to two, so therefore the statement is executed. Using 'break' allows us to exit the switch-block immediately. If not used, the whole block is executed first.</text:span></text:p>
      <text:p text:style-name="P11"><text:span text:style-name="T2">–</text:span><text:span text:style-name="T3"> Line #</text:span><text:span text:style-name="T8">13 uses the 'default' block. It functions similarly to the 'else' block, and is chosen if none of the previous cases matched the value of the condition variable.</text:span></text:p>
      <text:p text:style-name="P29"><text:span text:style-name="T9"/></text:p>
      <text:p text:style-name="P29"><text:soft-page-break/><text:span text:style-name="T9">Conditional Expression Code</text:span><text:span text:style-name="T7">:</text:span></text:p>
      <text:p text:style-name="P35"/>
      <text:p text:style-name="P36">class conditional_exp {</text:p>
      <text:p text:style-name="P36"><text:s text:c="4"/>public static void main(String[] args) {</text:p>
      <text:p text:style-name="P36"><text:s text:c="8"/>int x = 10;</text:p>
      <text:p text:style-name="P36"><text:s text:c="8"/>int y = 5;</text:p>
      <text:p text:style-name="P36"><text:s text:c="8"/>int answer;</text:p>
      <text:p text:style-name="P36"><text:s text:c="8"/>// Using conditional expression </text:p>
      <text:p text:style-name="P36"><text:s text:c="8"/>answer = (x &gt; y) ? x : y;</text:p>
      <text:p text:style-name="P36"><text:s text:c="8"/>System.out.println("Answer using conditional: " + answer);</text:p>
      <text:p text:style-name="P36"><text:s text:c="8"/>// The above code is equivalent to:</text:p>
      <text:p text:style-name="P36"><text:s text:c="8"/>// Using the if-else method </text:p>
      <text:p text:style-name="P36"><text:s text:c="8"/>if (x &gt; y) {</text:p>
      <text:p text:style-name="P36"><text:s text:c="12"/>answer = x;</text:p>
      <text:p text:style-name="P36"><text:s text:c="8"/>} else {</text:p>
      <text:p text:style-name="P36"><text:s text:c="12"/>answer = y;</text:p>
      <text:p text:style-name="P36"><text:s text:c="8"/>}</text:p>
      <text:p text:style-name="P36"><text:s text:c="8"/>System.out.println("Answer using if-else: " + answer);</text:p>
      <text:p text:style-name="P36"><text:s text:c="4"/>}</text:p>
      <text:p text:style-name="P36">}</text:p>
      <text:p text:style-name="P36"/>
      <text:p text:style-name="P38">Explanation:</text:p>
      <text:p text:style-name="P38"/>
      <text:p text:style-name="P12"><text:span text:style-name="T2">–</text:span><text:span text:style-name="T3"> Line</text:span><text:span text:style-name="T10">s</text:span><text:span text:style-name="T3"> #3, </text:span><text:span text:style-name="T10">#4 and #5 define the variables 'x', 'y' and 'answer'.</text:span></text:p>
      <text:p text:style-name="P13"><text:span text:style-name="T2">–</text:span><text:span text:style-name="T3"> Line #</text:span><text:span text:style-name="T11">7 uses a conditional expression to determine if 'x' or 'y' is larger. In this case, the value of 'x' if printed (the '</text:span><text:span text:style-name="T14">expressionIfTrue</text:span><text:span text:style-name="T15">' portion of the code)</text:span><text:span text:style-name="T11">.</text:span></text:p>
      <text:p text:style-name="P44"><text:span text:style-name="T2">–</text:span><text:span text:style-name="T3"> Line #</text:span><text:span text:style-name="T11">11 uses the 'if-else' expression to determine if 'x' or 'y' is larger. <text:s/>In this case, the value of 'x' if printed </text:span><text:span text:style-name="T12">as 'x' &gt; 'y'.</text:span></text:p>
      <text:p text:style-name="P44"><text:span text:style-name="T12"/></text:p>
      <text:p text:style-name="P46"><text:span text:style-name="T13">Even or Odd</text:span><text:span text:style-name="T9"> Code</text:span><text:span text:style-name="T7">:</text:span></text:p>
      <text:p text:style-name="P46"><text:span text:style-name="T7"/></text:p>
      <text:p text:style-name="P45"><text:span text:style-name="T7">class HelloWorld {</text:span></text:p>
      <text:p text:style-name="P45"><text:span text:style-name="T7"><text:s text:c="4"/>public static void main( String args[] ) {</text:span></text:p>
      <text:p text:style-name="P45"><text:span text:style-name="T7"><text:s text:c="8"/>int x = 3;</text:span></text:p>
      <text:p text:style-name="P45"><text:span text:style-name="T7"><text:s text:c="8"/>String answer;</text:span></text:p>
      <text:p text:style-name="P45"><text:span text:style-name="T7"><text:s text:c="8"/>if (x % 2 == 0) {</text:span></text:p>
      <text:p text:style-name="P45"><text:span text:style-name="T7"><text:s text:c="12"/>answer = "even";</text:span></text:p>
      <text:p text:style-name="P45"><text:span text:style-name="T7"><text:s text:c="8"/>}</text:span></text:p>
      <text:p text:style-name="P45"><text:span text:style-name="T7"><text:s text:c="8"/>else {</text:span></text:p>
      <text:p text:style-name="P45"><text:span text:style-name="T7"><text:s text:c="12"/>answer = "odd";</text:span></text:p>
      <text:p text:style-name="P45"><text:span text:style-name="T7"><text:s text:c="8"/>}</text:span></text:p>
      <text:p text:style-name="P45"><text:span text:style-name="T7"><text:s text:c="8"/>System.out.println(answer);</text:span></text:p>
      <text:p text:style-name="P45"><text:span text:style-name="T7"><text:s text:c="4"/>}</text:span></text:p>
      <text:p text:style-name="P45"><text:span text:style-name="T7">}</text:span></text:p>
      <text:p text:style-name="P46"><text:span text:style-name="T7"/></text:p>
      <text:p text:style-name="P39">Explanation:</text:p>
      <text:p text:style-name="P39"><text:span text:style-name="T7"/></text:p>
      <text:p text:style-name="P40"><text:span text:style-name="T26">–</text:span><text:span text:style-name="T27"> Line #</text:span><text:span text:style-name="T29">5 divides by 2 and checks the remainder. An even number will give a remainder of 0, as it can always be divided by 2. However, an odd number will give a remainder of 1.</text:span></text:p>
      <text:p text:style-name="P40"><text:span text:style-name="T26">–</text:span><text:span text:style-name="T27"> Line #</text:span><text:span text:style-name="T29">6 defines the variable answer as “even” if there is no remainder.</text:span></text:p>
      <text:p text:style-name="P40"><text:span text:style-name="T26">–</text:span><text:span text:style-name="T27"> Line</text:span><text:span text:style-name="T29">s</text:span><text:span text:style-name="T27"> </text:span><text:span text:style-name="T29">#8 and #9 define the variable answer as “odd” if there is a remain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6M3S</meta:editing-duration>
    <meta:editing-cycles>28</meta:editing-cycles>
    <meta:generator>LibreOffice/5.0.4.2$Windows_x86 LibreOffice_project/2b9802c1994aa0b7dc6079e128979269cf95bc78</meta:generator>
    <dc:date>2022-06-03T12:42:02.844000000</dc:date>
    <meta:document-statistic meta:table-count="0" meta:image-count="0" meta:object-count="0" meta:page-count="4" meta:paragraph-count="159" meta:word-count="1111" meta:character-count="6906" meta:non-whitespace-character-count="5118"/>
    <meta:user-defined meta:name="Info 1"/>
    <meta:user-defined meta:name="Info 2"/>
    <meta:user-defined meta:name="Info 3"/>
    <meta:user-defined meta:name="Info 4"/>
  </office:meta>
</office:document-meta>
</file>